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2pt"/>
    </style:style>
    <style:style style:name="P2" style:family="paragraph" style:parent-style-name="Standard">
      <style:text-properties style:font-name="monospace" fo:font-size="12pt"/>
    </style:style>
    <style:style style:name="P3" style:family="paragraph" style:parent-style-name="Standard">
      <style:text-properties officeooo:rsid="001d6c46" officeooo:paragraph-rsid="001d6c46"/>
    </style:style>
    <style:style style:name="P4" style:family="paragraph" style:parent-style-name="Standard">
      <style:text-properties style:font-name="serif" fo:font-size="22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inting Shapes </text:p>
      <text:p text:style-name="P1">In this lab exercise you will develop a class hierarchy of shapes and write a program that computes the amount of paint </text:p>
      <text:p text:style-name="P1">needed to paint different objects. The hierarchy will consist of a parent class Shape with three derived classes - Sphere, </text:p>
      <text:p text:style-name="P1">Rectangle, and Cylinder. For the purposes of this exercise, the only attribute a shape will have is a name and the method of </text:p>
      <text:p text:style-name="P1">interest will be one that computes the area of the shape (surface area in the case of three-dimensional shapes). Do the </text:p>
      <text:p text:style-name="P1">following. </text:p>
      <text:p text:style-name="P1">1. Write an abstract class Shape with the following properties: </text:p>
      <text:p text:style-name="P2"/>
      <text:p text:style-name="P1">An instance variable shapeName of type String </text:p>
      <text:p text:style-name="P2"/>
      <text:p text:style-name="P1">An abstract method area() </text:p>
      <text:p text:style-name="P2"/>
      <text:p text:style-name="P1">A toString method that returns the name of the shape </text:p>
      <text:p text:style-name="P1"/>
      <text:p text:style-name="P1">2. The file </text:p>
      <text:p text:style-name="P1">Sphere.java</text:p>
      <text:p text:style-name="P1">contains a class for a sphere which is a descendant of Shape. A sphere has a radius and its area </text:p>
      <text:p text:style-name="P1">(surface area) is given by the formula 4*PI*radius^2. Define similar classes for a rectangle and a cylinder. Both the </text:p>
      <text:p text:style-name="P1">Rectangle class and the Cylinder class are descendants of the Shape class. A rectangle is defined by its length and </text:p>
      <text:p text:style-name="P1">width and its area is length times width. A cylinder is defined by a radius and height and its area (surface area) is </text:p>
      <text:p text:style-name="P1">PI*radius^2*height. Define the toString method in a way similar to that for the Sphere class. </text:p>
      <text:p text:style-name="P1"/>
      <text:p text:style-name="P1">3. The file </text:p>
      <text:p text:style-name="P1">Paint.java</text:p>
      <text:p text:style-name="P1">contains a class for a type of paint (which has a "coverage" and a method to compute the amount </text:p>
      <text:p text:style-name="P1">of paint needed to paint a shape). Correct the return statement in the amount method so the correct amount will be </text:p>
      <text:p text:style-name="P1">returned. Use the fact that the amount of paint needed is the area of the shape divided by the coverage for the paint. </text:p>
      <text:p text:style-name="P1">(NOTE: Leave the print statement - it is there for illustration purposes, so you can see the method operating on </text:p>
      <text:p text:style-name="P1">different types of Shape objects.) </text:p>
      <text:p text:style-name="P1">4. The file </text:p>
      <text:p text:style-name="P1">PaintThings.java</text:p>
      <text:p text:style-name="P1">contains a program that computes the amount of paint needed to paint various shapes. A </text:p>
      <text:p text:style-name="P1">paint object has been instantiated. Add the following to complete the program: </text:p>
      <text:p text:style-name="P2"/>
      <text:p text:style-name="P1">Instantiate the three shape objects: deck to be a 20 by 35 foot rectangle, bigBall to be a sphere of radius 15, and </text:p>
      <text:p text:style-name="P1">tank to be a cylinder of radius 10 and height 30. </text:p>
      <text:p text:style-name="P2"><text:soft-page-break/></text:p>
      <text:p text:style-name="P1">Make the appropriate method calls to assign the correct values to the three amount variables. </text:p>
      <text:p text:style-name="P2"/>
      <text:p text:style-name="P1">Run the program and test it. You should see polymorphism in action as the amount method computes the </text:p>
      <text:p text:style-name="P1">amount of paint for various shapes. </text:p>
      <text:p text:style-name="P1"/>
      <text:p text:style-name="P2">//***************************************** </text:p>
      <text:p text:style-name="P2">// Sphere.java </text:p>
      <text:p text:style-name="P2">// </text:p>
      <text:p text:style-name="P2">// Represents a sphere. </text:p>
      <text:p text:style-name="P2">//***************************************** </text:p>
      <text:p text:style-name="P2">public class Sphere extends Shape </text:p>
      <text:p text:style-name="P2">{ </text:p>
      <text:p text:style-name="P2">private double radius; //radius in feet </text:p>
      <text:p text:style-name="P2">//---------------------------------- </text:p>
      <text:p text:style-name="P2">// Constructor: Sets up the sphere. </text:p>
      <text:p text:style-name="P2">//---------------------------------- </text:p>
      <text:p text:style-name="P2">public Sphere(double r) </text:p>
      <text:p text:style-name="P2">{ </text:p>
      <text:p text:style-name="P2">super("Sphere"); </text:p>
      <text:p text:style-name="P2">radius = r; </text:p>
      <text:p text:style-name="P2">} </text:p>
      <text:p text:style-name="P2">//----------------------------------------- </text:p>
      <text:p text:style-name="P2">// Returns the surface area of the sphere. </text:p>
      <text:p text:style-name="P2">//----------------------------------------- </text:p>
      <text:p text:style-name="P2">public double area() </text:p>
      <text:p text:style-name="P2">{ </text:p>
      <text:p text:style-name="P2">return 4*Math.PI*radius*radius; </text:p>
      <text:p text:style-name="P2">} </text:p>
      <text:p text:style-name="P1"/>
      <text:p text:style-name="P1"/>
      <text:p text:style-name="P2">//----------------------------------- </text:p>
      <text:p text:style-name="P2">// Returns the sphere as a String. </text:p>
      <text:p text:style-name="P2">//----------------------------------- </text:p>
      <text:p text:style-name="P2">public String toString() </text:p>
      <text:p text:style-name="P2">{ </text:p>
      <text:p text:style-name="P2">return super.toString() + " of radius " + radius; </text:p>
      <text:p text:style-name="P2">} </text:p>
      <text:p text:style-name="P2">} </text:p>
      <text:p text:style-name="P2">//****************************************************** </text:p>
      <text:p text:style-name="P2">// Paint.java </text:p>
      <text:p text:style-name="P2">// </text:p>
      <text:p text:style-name="P2">// Represents a type of paint that has a fixed area </text:p>
      <text:p text:style-name="P2">// covered by a gallon. All measurements are in feet. </text:p>
      <text:p text:style-name="P2">//****************************************************** </text:p>
      <text:p text:style-name="P2">public class Paint </text:p>
      <text:p text:style-name="P2">{ </text:p>
      <text:p text:style-name="P2">private double coverage; //number of square feet per gallon </text:p>
      <text:p text:style-name="P2">//----------------------------------------- </text:p>
      <text:p text:style-name="P2">// Constructor: Sets up the paint object. </text:p>
      <text:p text:style-name="P2"><text:soft-page-break/>//----------------------------------------- </text:p>
      <text:p text:style-name="P2">public Paint(double c) </text:p>
      <text:p text:style-name="P2">{ </text:p>
      <text:p text:style-name="P2">coverage = c; </text:p>
      <text:p text:style-name="P2">} </text:p>
      <text:p text:style-name="P2">//--------------------------------------------------- </text:p>
      <text:p text:style-name="P2">// Returns the amount of paint (number of gallons) </text:p>
      <text:p text:style-name="P2">// needed to paint the shape given as the parameter. </text:p>
      <text:p text:style-name="P2">//--------------------------------------------------- </text:p>
      <text:p text:style-name="P2">public double amount(Shape s) </text:p>
      <text:p text:style-name="P2">{ </text:p>
      <text:p text:style-name="P2">System.out.println ("Computing amount for " + s); </text:p>
      <text:p text:style-name="P2">return 0; </text:p>
      <text:p text:style-name="P2">} </text:p>
      <text:p text:style-name="P2">} </text:p>
      <text:p text:style-name="P1"/>
      <text:p text:style-name="P1"/>
      <text:p text:style-name="P1"/>
      <text:p text:style-name="P2">//************************************************************ </text:p>
      <text:p text:style-name="P2">// PaintThings.java </text:p>
      <text:p text:style-name="P2">// </text:p>
      <text:p text:style-name="P2">// Computes the amount of paint needed to paint various </text:p>
      <text:p text:style-name="P2">// things. Uses the amount method of the paint class which </text:p>
      <text:p text:style-name="P2">// takes any Shape as a parameter. </text:p>
      <text:p text:style-name="P2">//*********************************************************** </text:p>
      <text:p text:style-name="P2">import java.text.DecimalFormat; </text:p>
      <text:p text:style-name="P2">public class PaintThings </text:p>
      <text:p text:style-name="P2">{ </text:p>
      <text:p text:style-name="P2">//----------------------------------------- </text:p>
      <text:p text:style-name="P2">// Creates some shapes and a Paint object </text:p>
      <text:p text:style-name="P2">// and prints the amount of paint needed </text:p>
      <text:p text:style-name="P2">// to paint each shape. </text:p>
      <text:p text:style-name="P2">//----------------------------------------- </text:p>
      <text:p text:style-name="P2">public static void main (String[] args) </text:p>
      <text:p text:style-name="P2">{ </text:p>
      <text:p text:style-name="P2">final double COVERAGE = 350; </text:p>
      <text:p text:style-name="P2">Paint paint = new Paint(COVERAGE); </text:p>
      <text:p text:style-name="P2">Rectangle deck; </text:p>
      <text:p text:style-name="P2">Sphere bigBall; </text:p>
      <text:p text:style-name="P2">Cylinder tank; </text:p>
      <text:p text:style-name="P2">double deckAmt, ballAmt, tankAmt; </text:p>
      <text:p text:style-name="P2">// Instantiate the three shapes to paint </text:p>
      <text:p text:style-name="P2">// Compute the amount of paint needed for each shape </text:p>
      <text:p text:style-name="P2">// Print the amount of paint for each. </text:p>
      <text:p text:style-name="P2">DecimalFormat fmt = new DecimalFormat("0.#"); </text:p>
      <text:p text:style-name="P2">System.out.println ("\nNumber of gallons of paint needed..."); </text:p>
      <text:p text:style-name="P2">System.out.println ("Deck " + fmt.format(deckAmt)); </text:p>
      <text:p text:style-name="P2">System.out.println ("Big Ball " + fmt.format(ballAmt)); </text:p>
      <text:p text:style-name="P2">System.out.println ("Tank " + fmt.format(tankAmt)); </text:p>
      <text:p text:style-name="P3"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3:31:25.285631029</meta:creation-date>
    <dc:date>2016-09-28T13:32:52.490667770</dc:date>
    <meta:editing-duration>PT1M2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3" meta:paragraph-count="123" meta:word-count="733" meta:character-count="5054" meta:non-whitespace-character-count="4326"/>
  </office:meta>
</office:document-meta>
</file>